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6b2b" officeooo:paragraph-rsid="00166b2b"/>
    </style:style>
    <style:style style:name="P2" style:family="paragraph" style:parent-style-name="Standard">
      <style:text-properties officeooo:paragraph-rsid="00172b69"/>
    </style:style>
    <style:style style:name="P3" style:family="paragraph" style:parent-style-name="Standard">
      <style:text-properties fo:color="#000000" fo:font-weight="normal" officeooo:rsid="00172b69" officeooo:paragraph-rsid="00172b69" style:font-weight-asian="normal" style:font-weight-complex="normal"/>
    </style:style>
    <style:style style:name="P4" style:family="paragraph" style:parent-style-name="Standard">
      <style:text-properties officeooo:rsid="00172b69" officeooo:paragraph-rsid="001ba740"/>
    </style:style>
    <style:style style:name="P5" style:family="paragraph" style:parent-style-name="Standard">
      <style:text-properties officeooo:paragraph-rsid="001ba740"/>
    </style:style>
    <style:style style:name="P6" style:family="paragraph" style:parent-style-name="Standard">
      <style:text-properties officeooo:paragraph-rsid="001cca6f"/>
    </style:style>
    <style:style style:name="T1" style:family="text">
      <style:text-properties fo:font-weight="normal" officeooo:rsid="00166b2b" style:font-weight-asian="normal" style:font-weight-complex="normal"/>
    </style:style>
    <style:style style:name="T2" style:family="text">
      <style:text-properties fo:font-weight="bold" officeooo:rsid="00166b2b" style:font-weight-asian="bold" style:font-weight-complex="bold"/>
    </style:style>
    <style:style style:name="T3" style:family="text">
      <style:text-properties fo:font-weight="bold" officeooo:rsid="001ba740" style:font-weight-asian="bold" style:font-weight-complex="bold"/>
    </style:style>
    <style:style style:name="T4" style:family="text">
      <style:text-properties fo:color="#000000" fo:font-weight="normal" officeooo:rsid="00172b69" style:font-weight-asian="normal" style:font-weight-complex="normal"/>
    </style:style>
    <style:style style:name="T5" style:family="text">
      <style:text-properties fo:color="#000000" fo:font-weight="normal" officeooo:rsid="00166b2b" style:font-weight-asian="normal" style:font-weight-complex="normal"/>
    </style:style>
    <style:style style:name="T6" style:family="text">
      <style:text-properties fo:color="#000000" fo:font-weight="normal" officeooo:rsid="0018300f" style:font-weight-asian="normal" style:font-weight-complex="normal"/>
    </style:style>
    <style:style style:name="T7" style:family="text">
      <style:text-properties fo:color="#000000" fo:font-weight="normal" officeooo:rsid="0018a8f6" style:font-weight-asian="normal" style:font-weight-complex="normal"/>
    </style:style>
    <style:style style:name="T8" style:family="text">
      <style:text-properties fo:color="#000000" fo:font-weight="normal" officeooo:rsid="001ba740" style:font-weight-asian="normal" style:font-weight-complex="normal"/>
    </style:style>
    <style:style style:name="T9" style:family="text">
      <style:text-properties fo:color="#000000" fo:font-weight="normal" officeooo:rsid="001cca6f" style:font-weight-asian="normal" style:font-weight-complex="normal"/>
    </style:style>
    <style:style style:name="T10" style:family="text">
      <style:text-properties fo:color="#000000" fo:font-weight="normal" officeooo:rsid="00220c27" style:font-weight-asian="normal" style:font-weight-complex="normal"/>
    </style:style>
    <style:style style:name="T11" style:family="text">
      <style:text-properties fo:color="#000000" fo:font-weight="bold" style:font-weight-asian="bold" style:font-weight-complex="bold"/>
    </style:style>
    <style:style style:name="T12" style:family="text">
      <style:text-properties fo:color="#000000" fo:font-weight="bold" officeooo:rsid="00166b2b" style:font-weight-asian="bold" style:font-weight-complex="bold"/>
    </style:style>
    <style:style style:name="T13" style:family="text">
      <style:text-properties fo:color="#000000" fo:font-weight="bold" officeooo:rsid="00172b69" style:font-weight-asian="bold" style:font-weight-complex="bold"/>
    </style:style>
    <style:style style:name="T14" style:family="text">
      <style:text-properties fo:color="#000000" fo:font-weight="bold" officeooo:rsid="0018300f" style:font-weight-asian="bold" style:font-weight-complex="bold"/>
    </style:style>
    <style:style style:name="T15" style:family="text">
      <style:text-properties fo:color="#000000" fo:font-weight="bold" officeooo:rsid="0018a8f6" style:font-weight-asian="bold" style:font-weight-complex="bold"/>
    </style:style>
    <style:style style:name="T16" style:family="text">
      <style:text-properties fo:color="#000000" fo:font-weight="bold" officeooo:rsid="001ba740" style:font-weight-asian="bold" style:font-weight-complex="bold"/>
    </style:style>
    <style:style style:name="T17" style:family="text">
      <style:text-properties officeooo:rsid="001ba7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Here is class <text:span text:style-name="T17">detail of</text:span> personal managment application</text:p>
      <text:p text:style-name="P1"/>
      <text:p text:style-name="P4"><text:span text:style-name="T16">1. </text:span><text:span text:style-name="T11">EmployeeManagment </text:span><text:span text:style-name="T6">class inherited by </text:span><text:span text:style-name="T14">Q</text:span><text:span text:style-name="T15">O</text:span><text:span text:style-name="T14">bject </text:span><text:span text:style-name="T6">class has functionality of updating employee details into <text:s/></text:span><text:span text:style-name="T12">EmployeeListModel </text:span><text:span text:style-name="T6">class to show list of employee into UI. It adds employee data requested by user from qml to model class after verifying the data is it valid or not, if data is not valid it emits error message to qml. </text:span><text:span text:style-name="T9">It shows employee details for selected month.user can switch between months to see result for diffrent months. </text:span><text:span text:style-name="T6">It save employee details into .csv formate at the execution directory while clicking on save button on the UI. On successfull save the list into file it emits </text:span><text:span text:style-name="T7">sucess message and on failer it emits failer message</text:span></text:p>
      <text:p text:style-name="P1"/>
      <text:p text:style-name="P2"><text:span text:style-name="T3">2</text:span><text:span text:style-name="T2">. EmployeeListModel </text:span><text:span text:style-name="T1">is model class inherited by </text:span><text:span text:style-name="T12">Q</text:span><text:span text:style-name="T13">A</text:span><text:span text:style-name="T12">bstractListModel </text:span><text:span text:style-name="T5">class </text:span><text:span text:style-name="T4">containing list of employee having </text:span><text:span text:style-name="T5">data (i.e. employee name, sequrity number, compansation etc.) for the listview in qml. </text:span><text:span text:style-name="T4">Qml listview get or set employee data through <text:s/></text:span><text:span text:style-name="T12">EmployeeListModel </text:span><text:span text:style-name="T4">class object registered by context property. The list of employee is updated by </text:span><text:span text:style-name="T13">EmployeeManagment</text:span><text:span text:style-name="T4"> class</text:span></text:p>
      <text:p text:style-name="P3"/>
      <text:p text:style-name="P5"><text:span text:style-name="T16">3</text:span><text:span text:style-name="T13">. </text:span><text:span text:style-name="T11">EmployeeDetails</text:span><text:span text:style-name="T13"> </text:span><text:span text:style-name="T4"><text:s/></text:span><text:span text:style-name="T8">is abstact model class inharited <text:s/></text:span><text:span text:style-name="T5">by </text:span><text:span text:style-name="T12">Q</text:span><text:span text:style-name="T13">A</text:span><text:span text:style-name="T12">bstractListModel </text:span><text:span text:style-name="T5">class </text:span><text:span text:style-name="T8">for monthly paid, hourly paid and salesman objects</text:span></text:p>
      <text:p text:style-name="P5"><text:span text:style-name="T5"/></text:p>
      <text:p text:style-name="P5"><text:span text:style-name="T5">4. </text:span><text:span text:style-name="T12">HourlyPaid </text:span><text:span text:style-name="T8">is derived model class inherited by <text:s/></text:span><text:span text:style-name="T16">EmployeeDetails </text:span><text:span text:style-name="T8">containing employee detailes and salary structure list. It has functionality of adding or removing salary data for given day for spent hours. </text:span><text:span text:style-name="T9">In this used has to click on add button it will show add salary menu. User has to select date, enter compensastion(/hour) and spent hour. And click on add</text:span><text:span text:style-name="T10">ing</text:span><text:span text:style-name="T9"> salary button. If user has already added the salary detail for given date it will not allow you to add the salary into database. On successfull add the salary it will bring back employee detail screen and you can see the added salary data. User can remove the salary data by clicking “-” button</text:span></text:p>
      <text:p text:style-name="P5"><text:span text:style-name="T8"/></text:p>
      <text:p text:style-name="P6"><text:span text:style-name="T8">5.</text:span><text:span text:style-name="T5"> </text:span><text:span text:style-name="T16">Monthly</text:span><text:span text:style-name="T12">Paid </text:span><text:span text:style-name="T8">is derived model class inherited by <text:s/></text:span><text:span text:style-name="T16">EmployeeDetails </text:span><text:span text:style-name="T8">containing employee detailes and salary structure list. It has functionality of adding or removing salary data for given month.</text:span><text:span text:style-name="T9">In this used has to click on add button it will show add salary menu. User has to select date, enter compensastion And click on add salary button. If user has already added the salary detail for given month it will not allow you to add the salary into database. On successfull add</text:span><text:span text:style-name="T10">ing</text:span><text:span text:style-name="T9"> the salary it will bring back employee detail screen and you can see the added salary data. User can remove the salary data by clicking “-” button</text:span></text:p>
      <text:p text:style-name="P5"><text:span text:style-name="T8"/></text:p>
      <text:p text:style-name="P6"><text:span text:style-name="T8">6</text:span><text:span text:style-name="T5">. </text:span><text:span text:style-name="T12">SalesMan </text:span><text:span text:style-name="T8">is derived model class inherited by <text:s/></text:span><text:span text:style-name="T16">EmployeeDetails </text:span><text:span text:style-name="T8">containing employee detailes and salary structure list. It has functionality of adding or removing salary data for given day for </text:span><text:span text:style-name="T9">claimed outcome and revised outcome</text:span><text:span text:style-name="T8">.</text:span><text:span text:style-name="T9">In this used has to click on add button it will show add salary menu. User has to select date, enter compensastion, enter claimed outcome and realised outcome(opetional for first time). click on add salary button. If user has already added the compensation and claimed outcome detail for given month it will not allow you to update that feild. On successfull add</text:span><text:span text:style-name="T10">ing</text:span><text:span text:style-name="T9"> the salary it will bring back employee detail screen and you can see the added salary data. User can remove the salary data by clicking “-” butt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21:42:20.372365951</meta:creation-date>
    <dc:date>2021-02-24T00:50:10.448502199</dc:date>
    <meta:editing-duration>PT3M19S</meta:editing-duration>
    <meta:editing-cycles>3</meta:editing-cycles>
    <meta:generator>LibreOffice/6.4.6.2$Linux_X86_64 LibreOffice_project/40$Build-2</meta:generator>
    <meta:document-statistic meta:table-count="0" meta:image-count="0" meta:object-count="0" meta:page-count="1" meta:paragraph-count="7" meta:word-count="529" meta:character-count="3226" meta:non-whitespace-character-count="2697"/>
  </office:meta>
</office:document-meta>
</file>